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7" style:family="text">
      <style:text-properties officeooo:rsid="038d9d4d"/>
    </style:style>
    <style:style style:name="T198" style:family="text">
      <style:text-properties officeooo:rsid="038dd9cf"/>
    </style:style>
    <style:style style:name="T199" style:family="text">
      <style:text-properties officeooo:rsid="0025668c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2" style:family="text">
      <style:text-properties fo:font-weight="normal" officeooo:rsid="01e97238" style:font-weight-asian="normal" style:font-weight-complex="normal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6" style:family="text">
      <style:text-properties fo:font-style="normal" style:font-style-asian="normal" style:font-style-complex="normal"/>
    </style:style>
    <style:style style:name="T207" style:family="text">
      <style:text-properties officeooo:rsid="00bb3130"/>
    </style:style>
    <style:style style:name="T208" style:family="text">
      <style:text-properties officeooo:rsid="00bc8fae"/>
    </style:style>
    <style:style style:name="T209" style:family="text">
      <style:text-properties officeooo:rsid="026b9f6d"/>
    </style:style>
    <style:style style:name="T210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1" style:family="text">
      <style:text-properties officeooo:rsid="021c40b7"/>
    </style:style>
    <style:style style:name="T21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92">GD</text:span></text:span><text:span text:style-name="Strong_20_Emphasis"><text:span text:style-name="T193">P</text:span></text:span><text:span text:style-name="Strong_20_Emphasis"><text:span text:style-name="T192">R</text:span></text:span><text:span text:style-name="T194"> (</text:span>2018<text:span text:style-name="T194">) </text:span><text:span text:style-name="Emphasis"><text:span text:style-name="T194">General Data Protection Regulation.</text:span></text:span><text:span text:style-name="T194"> Available at: </text:span><text:a xlink:type="simple" xlink:href="https://gdpr-info.eu/" text:style-name="Internet_20_link" text:visited-style-name="Visited_20_Internet_20_Link"><text:span text:style-name="T194">https://gdpr-info.eu/</text:span></text:a><text:span text:style-name="T194"> (</text:span><text:span text:style-name="T195">Accessed: </text:span><text:span text:style-name="T196">5 </text:span><text:span text:style-name="T195"><text:s/></text:span><text:span text:style-name="T196">May</text:span><text:span text:style-name="T195"> 2026</text:span><text:span text:style-name="T194">).</text:span></text:p>
      <text:p text:style-name="P73"><text:span text:style-name="Strong_20_Emphasis">Data Protection Act 2018</text:span> (2018) <text:span text:style-name="Emphasis">c.12.</text:span> London: The Stationery Office. <text:span text:style-name="T197">Available at: </text:span><text:a xlink:type="simple" xlink:href="https://www.legislation.gov.uk/ukpga/2018/12" text:style-name="Internet_20_link" text:visited-style-name="Visited_20_Internet_20_Link"><text:span text:style-name="T197">https://www.legislation.gov.uk/ukpga/2018/12</text:span></text:a><text:span text:style-name="T197"> </text:span><text:span text:style-name="T198">(Accessed: </text:span><text:span text:style-name="T199">5 May</text:span><text:span text:style-name="T198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8">Accessed: </text:span><text:span text:style-name="T199">5</text:span><text:span text:style-name="T198"> </text:span><text:span text:style-name="T199">May</text:span><text:span text:style-name="T198"> 2026</text:span>).</text:p>
      <text:p text:style-name="P75">National Cyber Security Centre <text:span text:style-name="T200">(2021) </text:span><text:span text:style-name="T201">Top tips for staying secure online.</text:span><text:span text:style-name="T20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0">https://www.ncsc.gov.uk/collection/top-tips-for-staying-secure-online/always-back-up-your-most-important-data#section_3</text:span></text:a><text:span text:style-name="T200"> (Accessed 5 May 2026).</text:span></text:p>
      <text:p text:style-name="P76"><text:soft-page-break/>National Cyber Security Centre <text:span text:style-name="T200">(2024) </text:span><text:span text:style-name="T201">Vulnerability management</text:span><text:span text:style-name="T200">. Available at: </text:span><text:a xlink:type="simple" xlink:href="https://www.ncsc.gov.uk/collection/vulnerability-management" text:style-name="Internet_20_link" text:visited-style-name="Visited_20_Internet_20_Link"><text:span text:style-name="T200">https://www.ncsc.gov.uk/collection/vulnerability-management</text:span></text:a><text:span text:style-name="T200"> </text:span><text:span text:style-name="T202">(Accessed: 6 May 2026).</text:span></text:p>
      <text:p text:style-name="P77"><text:span text:style-name="T20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200">(n.d.) </text:span><text:span text:style-name="T201">Debugging Software with a Rubber Ducky. </text:span><text:span text:style-name="T204">Available at: </text:span><text:a xlink:type="simple" xlink:href="https://rubberduckdebugging.com/" text:style-name="Internet_20_link" text:visited-style-name="Visited_20_Internet_20_Link"><text:span text:style-name="T204">https://rubberduckdebugging.com/</text:span></text:a><text:span text:style-name="T204"> (Accessed: 5 May 2026)</text:span></text:p>
      <text:p text:style-name="P79"><text:span text:style-name="T205">Luka Netzler, Brian Lovell</text:span><text:span text:style-name="T20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200">(2025) </text:span><text:span text:style-name="T201">Stable cognitive performance while adapting to intermittent fasting: A randomised controlled trial</text:span><text:span text:style-name="T204">. Available at: </text:span><text:a xlink:type="simple" xlink:href="https://journals.sagepub.com/doi/10.1177/13591053251351204" text:style-name="Internet_20_link" text:visited-style-name="Visited_20_Internet_20_Link"><text:span text:style-name="T204">https://journals.sagepub.com/doi/10.1177/13591053251351204</text:span></text:a><text:span text:style-name="T204"> (Accessed: 5 May 2026).</text:span></text:p>
      <text:p text:style-name="P81"><text:span text:style-name="Strong_20_Emphasis">Information Commissioner’s Office (ICO)</text:span> (2024<text:span text:style-name="T20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8">Accessed: </text:span><text:span text:style-name="T208">5 May </text:span><text:span text:style-name="T198">2026</text:span>).</text:p>
      <text:p text:style-name="P81"/>
      <text:p text:style-name="P82">Sam L<text:span text:style-name="T209">i</text:span> <text:span text:style-name="T200">(2024) </text:span><text:span text:style-name="T201">Ma</text:span><text:span text:style-name="T201">stering Third-Party Integrations: Strategies for Reliable, Secure, and Scalable API Management. </text:span><text:span text:style-name="T210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0">https://wslisam.medium.com/mastering-third-party-integrations-strategies-for-reliable-secure-and-scalable-api-management-97ebfb83f7b8</text:span></text:a><text:span text:style-name="T210"> (Accessed: 6 May 2026)</text:span></text:p>
      <text:p text:style-name="P83"/>
      <text:p text:style-name="P84">Dominik H Pesta, Varman T Samuel <text:span text:style-name="T200">(2014) </text:span><text:span text:style-name="T201">A high-protein diet for reducing body fat: mechanisms and possible caveats.</text:span><text:span text:style-name="T200"> Available at: </text:span><text:a xlink:type="simple" xlink:href="https://link.springer.com/article/10.1186/1743-7075-11-53" text:style-name="Internet_20_link" text:visited-style-name="Visited_20_Internet_20_Link"><text:span text:style-name="T200">https://link.springer.com/article/10.1186/1743-7075-11-53</text:span></text:a><text:span text:style-name="T200"> (Accessed: 5 May 2026).</text:span></text:p>
      <text:p text:style-name="P85"/>
      <text:p text:style-name="P86">Craig A. Williamson, Jari J. Morganti, Hannah E. Smithson <text:span text:style-name="T200">(2023) </text:span><text:span text:style-name="T201">Bright-light distractions and visual performance</text:span><text:span text:style-name="T200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0">https://www.frontiersin.org/journals/psychology/articles/10.3389/fpsyg.2023.1088975/full</text:span></text:a><text:span text:style-name="T200"> (Accessed: 5 May 2026).</text:span></text:p>
      <text:p text:style-name="P87"/>
      <text:p text:style-name="P88">Ning Ding, Daniel Wagner, Xiaomeng Chen, Abhinav Pathak, Y. Charlie Hu, Andrew Rice <text:span text:style-name="T200">(2013) </text:span><text:span text:style-name="T201">Characterizing and modeling the impact of wireless signal strength on smartphone battery drain. </text:span><text:span text:style-name="T204">Available at: </text:span><text:a xlink:type="simple" xlink:href="https://dl.acm.org/doi/10.1145/2494232.2466586" text:style-name="Internet_20_link" text:visited-style-name="Visited_20_Internet_20_Link"><text:span text:style-name="T204">https://dl.acm.org/doi/10.1145/2494232.2466586</text:span></text:a><text:span text:style-name="T204"> (Accessed: 5 May 2026)</text:span></text:p>
      <text:p text:style-name="P89"/>
      <text:p text:style-name="P90">The Postman Team <text:span text:style-name="T200">(2025) </text:span><text:span text:style-name="T201">What are HTTP status codes? Complete Guide for API Developers</text:span><text:span text:style-name="T200">. Available at: </text:span><text:a xlink:type="simple" xlink:href="https://blog.postman.com/what-are-http-status-codes/" text:style-name="Internet_20_link" text:visited-style-name="Visited_20_Internet_20_Link"><text:span text:style-name="T200">https://blog.postman.com/what-are-http-status-codes/</text:span></text:a><text:span text:style-name="T200"> (Accessed: 6 May 2026)</text:span></text:p>
      <text:p text:style-name="P91"/>
      <text:p text:style-name="P92">Ubuntu <text:span text:style-name="T200">(n.d.) </text:span><text:span text:style-name="T201">Vulnerability management tools in Ubuntu.</text:span><text:span text:style-name="T204"> Available at: </text:span><text:a xlink:type="simple" xlink:href="https://ubuntu.com/security/vulnerability-management" text:style-name="Internet_20_link" text:visited-style-name="Visited_20_Internet_20_Link"><text:span text:style-name="T204">https://ubuntu.com/security/vulnerability-management</text:span></text:a><text:span text:style-name="T204"> (Accessed: 6 May 2026)</text:span></text:p>
      <text:p text:style-name="P93"/>
      <text:p text:style-name="P94">Trevor Atkins <text:span text:style-name="T200">(2002) </text:span><text:span text:style-name="T201">Create a Lightweight Testing Framework. </text:span><text:span text:style-name="T200">Available at: </text:span><text:a xlink:type="simple" xlink:href="https://thinktesting.com/articles/a-lightweight-testing-framework/" text:style-name="Internet_20_link" text:visited-style-name="Visited_20_Internet_20_Link"><text:span text:style-name="T200">https://thinktesting.com/articles/a-lightweight-testing-framework/</text:span></text:a><text:span text:style-name="T200"> (Accessed: 6 May 2026)</text:span></text:p>
      <text:p text:style-name="P95"/>
      <text:p text:style-name="P96">CESG <text:span text:style-name="T200">(2014) </text:span><text:span text:style-name="T201">Implementing the cloud security principles. </text:span><text:span text:style-name="T200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0">https://www.gov.uk/government/publications/implementing-the-cloud-security-principles/implementing-the-cloud-security-principles</text:span></text:a><text:span text:style-name="T200"> (Accessed: 6 May 2026)</text:span></text:p>
      <text:p text:style-name="P97"/>
      <text:p text:style-name="P97"/>
      <text:p text:style-name="P98"><text:span text:style-name="T203">Dirk Merkel</text:span> (<text:span text:style-name="T211">2014</text:span>) <text:span text:style-name="T3">Docker: Lightweight Linux Containers for Consistent Development and</text:span></text:p>
      <text:p text:style-name="P99">Deployment. <text:span text:style-name="T206">Available at: </text:span><text:a xlink:type="simple" xlink:href="https://www.seltzer.com/margo/teaching/CS508.19/papers/merkel14.pdf" text:style-name="Internet_20_link" text:visited-style-name="Visited_20_Internet_20_Link"><text:span text:style-name="T206">https://www.seltzer.com/margo/teaching/CS508.19/papers/merkel14.pdf</text:span></text:a><text:span text:style-name="T206"> (Accessed: 6 May 2026)</text:span></text:p>
      <text:p text:style-name="P98"/>
      <text:p text:style-name="P100">Orca <text:span text:style-name="T200">(n.d.) </text:span><text:span text:style-name="T201">Patch Management. </text:span><text:span text:style-name="T200">Available at: </text:span><text:a xlink:type="simple" xlink:href="https://orca.security/glossary/patch-management/" text:style-name="Internet_20_link" text:visited-style-name="Visited_20_Internet_20_Link"><text:span text:style-name="T200">https://orca.security/glossary/patch-management/</text:span></text:a><text:span text:style-name="T200"> (Accessed: 6 May 2026)</text:span></text:p>
      <text:p text:style-name="P101"/>
      <text:p text:style-name="P102">Mak Ulac <text:span text:style-name="T200">(2026)</text:span><text:span text:style-name="T201"> </text:span><text:span text:style-name="T212">Top Linux Vulnerability Scanners in 2026: A Guide to Open-Source Security Tools</text:span><text:span text:style-name="T200">. Available at: </text:span><text:a xlink:type="simple" xlink:href="https://linuxsecurity.com/features/top-6-vulnerability-scanning-tools" text:style-name="Internet_20_link" text:visited-style-name="Visited_20_Internet_20_Link"><text:span text:style-name="T200">https://linuxsecurity.com/features/top-6-vulnerability-scanning-tools</text:span></text:a><text:span text:style-name="T200"> (Accessed: 6 May 2026)</text:span></text:p>
      <text:p text:style-name="P103"/>
      <text:p text:style-name="P104">Greenbone <text:span text:style-name="T200">(n.d.) </text:span><text:span text:style-name="T201">OPENVAS by Greenbone. </text:span><text:span text:style-name="T213">Available at: </text:span><text:a xlink:type="simple" xlink:href="https://www.openvas.org/" text:style-name="Internet_20_link" text:visited-style-name="Visited_20_Internet_20_Link"><text:span text:style-name="T213">https://www.openvas.org/</text:span></text:a><text:span text:style-name="T213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6:55:57.077513867</dc:date>
    <meta:editing-duration>PT17H5M20S</meta:editing-duration>
    <meta:editing-cycles>474</meta:editing-cycles>
    <meta:document-statistic meta:table-count="0" meta:image-count="0" meta:object-count="0" meta:page-count="7" meta:paragraph-count="88" meta:word-count="2413" meta:character-count="17117" meta:non-whitespace-character-count="14792"/>
  </office:meta>
</office:document-meta>
</file>